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62ed4" officeooo:paragraph-rsid="00062ed4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62ed4" officeooo:paragraph-rsid="00062ed4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62ed4" officeooo:paragraph-rsid="00062ed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62ed4" officeooo:paragraph-rsid="0007c65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7c65e" officeooo:paragraph-rsid="0007c65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7dab5" officeooo:paragraph-rsid="0007dab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  <style:text-properties fo:font-size="18pt" style:text-underline-style="solid" style:text-underline-width="auto" style:text-underline-color="font-color" fo:font-weight="bold" officeooo:rsid="00062ed4" officeooo:paragraph-rsid="00062ed4" style:font-size-asian="15.75pt" style:font-weight-asian="bold" style:font-size-complex="18pt" style:font-weight-complex="bold"/>
    </style:style>
    <style:style style:name="T1" style:family="text">
      <style:text-properties officeooo:rsid="0007da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3">#include&lt;isotream&gt;</text:p>
      <text:p text:style-name="P3">#include&lt;string&gt;</text:p>
      <text:p text:style-name="P3">using namespace std;</text:p>
      <text:p text:style-name="P3"/>
      <text:p text:style-name="P3">class Restaurant</text:p>
      <text:p text:style-name="P4">{ </text:p>
      <text:p text:style-name="P4">protected:</text:p>
      <text:p text:style-name="P3">string restaurantName;</text:p>
      <text:p text:style-name="P3"/>
      <text:p text:style-name="P3"/>
      <text:p text:style-name="P3">};</text:p>
      <text:p text:style-name="P3">class type:public Restaurant</text:p>
      <text:p text:style-name="P4">{</text:p>
      <text:p text:style-name="P4">public:</text:p>
      <text:p text:style-name="P3"><text:s text:c="4"/>string cuisine_type;</text:p>
      <text:p text:style-name="P3">int seating_capacity;</text:p>
      <text:p text:style-name="P3"/>
      <text:p text:style-name="P3"/>
      <text:p text:style-name="P3">};</text:p>
      <text:p text:style-name="P5">class Seating public Restaurant:</text:p>
      <text:p text:style-name="P5">{ public:</text:p>
      <text:p text:style-name="P4">int seating_capacity;</text:p>
      <text:p text:style-name="P5">};</text:p>
      <text:p text:style-name="P5"/>
      <text:p text:style-name="P3"/>
      <text:p text:style-name="P3">class Recipe:public Restaurant</text:p>
      <text:p text:style-name="P3">{</text:p>
      <text:p text:style-name="P3"><text:s text:c="4"/>public:</text:p>
      <text:p text:style-name="P3">string Signature_Recipe;</text:p>
      <text:p text:style-name="P3"/>
      <text:p text:style-name="P3"/>
      <text:p text:style-name="P3">};</text:p>
      <text:p text:style-name="P3"/>
      <text:p text:style-name="P3"/>
      <text:p text:style-name="P3">int main()</text:p>
      <text:p text:style-name="P3">{</text:p>
      <text:p text:style-name="P3"/>
      <text:p text:style-name="P3"/>
      <text:p text:style-name="P3"/>
      <text:p text:style-name="P3"><text:s text:c="4"/>return 0;</text:p>
      <text:p text:style-name="P3">}</text:p>
      <text:p text:style-name="P7">TASK#2:</text:p>
      <text:p text:style-name="P1"/>
      <text:p text:style-name="P3">#include&lt;iostream&gt;</text:p>
      <text:p text:style-name="P3">#include&lt;string&gt;</text:p>
      <text:p text:style-name="P3">using namespace std;</text:p>
      <text:p text:style-name="P3"/>
      <text:p text:style-name="P3">class Tyre</text:p>
      <text:p text:style-name="P3">{</text:p>
      <text:p text:style-name="P3"><text:s text:c="4"/>protected:</text:p>
      <text:p text:style-name="P3"><text:s text:c="4"/>string brandName;</text:p>
      <text:p text:style-name="P3"><text:s text:c="4"/>int size;</text:p>
      <text:p text:style-name="P3"/>
      <text:p text:style-name="P3"/>
      <text:p text:style-name="P3">};</text:p>
      <text:p text:style-name="P3">class Engine</text:p>
      <text:p text:style-name="P3">{</text:p>
      <text:p text:style-name="P3"><text:s text:c="4"/>protected:</text:p>
      <text:p text:style-name="P3"><text:s text:c="4"/>float engine_volume;</text:p>
      <text:p text:style-name="P3"/>
      <text:p text:style-name="P3">};</text:p>
      <text:p text:style-name="P3">class Bike:public Engine:public Tyre</text:p>
      <text:p text:style-name="P3">{</text:p>
      <text:p text:style-name="P3">protected:</text:p>
      <text:p text:style-name="P3">void print_info(string x,int y,float z)</text:p>
      <text:p text:style-name="P3">{</text:p>
      <text:p text:style-name="P3"><text:s text:c="4"/></text:p>
      <text:p text:style-name="P3">}</text:p>
      <text:p text:style-name="P3">};</text:p>
      <text:p text:style-name="P3"/>
      <text:p text:style-name="P3">int main()</text:p>
      <text:p text:style-name="P3">{</text:p>
      <text:p text:style-name="P3"><text:s text:c="4"/>Bike b;</text:p>
      <text:p text:style-name="P3"><text:s text:c="4"/>b.print_info();</text:p>
      <text:p text:style-name="P3"/>
      <text:p text:style-name="P3"/>
      <text:p text:style-name="P3"><text:s text:c="4"/>return 0;</text:p>
      <text:p text:style-name="P3">}</text:p>
      <text:p text:style-name="P3"/>
      <text:p text:style-name="P3"/>
      <text:p text:style-name="P3"/>
      <text:p text:style-name="P1">TASK#03:</text:p>
      <text:p text:style-name="P1"/>
      <text:p text:style-name="P3">#include<text:span text:style-name="T1">&lt;iostream&gt;</text:span></text:p>
      <text:p text:style-name="P3">#include<text:span text:style-name="T1">&lt;string&gt;</text:span>;</text:p>
      <text:p text:style-name="P3">using namespace std;</text:p>
      <text:p text:style-name="P3">class Bank</text:p>
      <text:p text:style-name="P3">{</text:p>
      <text:p text:style-name="P3"><text:soft-page-break/>protected:</text:p>
      <text:p text:style-name="P3">int Balance;</text:p>
      <text:p text:style-name="P3"/>
      <text:p text:style-name="P3">};</text:p>
      <text:p text:style-name="P3"/>
      <text:p text:style-name="P3">class NextOfKin : public Bank</text:p>
      <text:p text:style-name="P3">{</text:p>
      <text:p text:style-name="P3">public:</text:p>
      <text:p text:style-name="P3">int newBalance;</text:p>
      <text:p text:style-name="P3">newBalance = (5/100)*balance;</text:p>
      <text:p text:style-name="P3"/>
      <text:p text:style-name="P3">};</text:p>
      <text:p text:style-name="P3"/>
      <text:p text:style-name="P3">int main()</text:p>
      <text:p text:style-name="P3">{</text:p>
      <text:p text:style-name="P3">NextOfKin n;</text:p>
      <text:p text:style-name="P3">return <text:span text:style-name="T1">0;</text:span></text:p>
      <text:p text:style-name="P6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34:56.611352891</meta:creation-date>
    <meta:generator>LibreOffice/6.4.6.2$Linux_X86_64 LibreOffice_project/40$Build-2</meta:generator>
    <dc:date>2020-10-29T15:51:21.699578215</dc:date>
    <meta:editing-duration>PT16M26S</meta:editing-duration>
    <meta:editing-cycles>3</meta:editing-cycles>
    <meta:document-statistic meta:table-count="0" meta:image-count="0" meta:object-count="0" meta:page-count="3" meta:paragraph-count="77" meta:word-count="125" meta:character-count="891" meta:non-whitespace-character-count="793"/>
  </office:meta>
</office:document-meta>
</file>